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076fe9" officeooo:paragraph-rsid="00076fe9" style:font-size-asian="24pt" style:font-size-complex="24pt"/>
    </style:style>
    <style:style style:name="P2" style:family="paragraph" style:parent-style-name="Standard" style:list-style-name="L1">
      <style:paragraph-properties fo:margin-top="0.0791in" fo:margin-bottom="0.0791in" loext:contextual-spacing="false" fo:text-align="start" style:justify-single-word="false"/>
      <style:text-properties fo:font-size="20pt" officeooo:rsid="00076fe9" officeooo:paragraph-rsid="00076fe9" style:font-size-asian="20pt" style:font-size-complex="20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 avoid copyright issues, the installation manual is not included with this software.</text:p>
      <text:p text:style-name="P1"/>
      <text:p text:style-name="P1">Please follow these steps:</text:p>
      <text:p text:style-name="P1"/>
      <text:list xml:id="list5916131194611258720" text:style-name="L1">
        <text:list-item>
          <text:p text:style-name="P2">Obtain a PDF of the installation manual for your panel.</text:p>
        </text:list-item>
        <text:list-item>
          <text:p text:style-name="P2">Rename it to “manual.pdf”.</text:p>
        </text:list-item>
        <text:list-item>
          <text:p text:style-name="P2">Place it in the “static” folder, replacing the existing file with the same nam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6T17:01:03.523342488</meta:creation-date>
    <dc:date>2019-01-06T17:10:30.766350323</dc:date>
    <meta:editing-duration>PT9M27S</meta:editing-duration>
    <meta:editing-cycles>1</meta:editing-cycles>
    <meta:document-statistic meta:table-count="0" meta:image-count="0" meta:object-count="0" meta:page-count="1" meta:paragraph-count="5" meta:word-count="48" meta:character-count="279" meta:non-whitespace-character-count="239"/>
    <meta:generator>LibreOffice/5.1.6.2$Linux_X86_64 LibreOffice_project/10m0$Build-2</meta:generator>
  </office:meta>
</office:document-meta>
</file>